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6pt" style:text-underline-style="solid" style:text-underline-width="auto" style:text-underline-color="font-color" fo:font-weight="bold" style:font-size-asian="22.75pt" style:font-weight-asian="bold" style:font-size-complex="26pt" style:font-weight-complex="bold"/>
    </style:style>
    <style:style style:name="P2" style:family="paragraph" style:parent-style-name="Standard">
      <style:paragraph-properties>
        <style:tab-stops>
          <style:tab-stop style:position="14.631cm"/>
        </style:tab-stops>
      </style:paragraph-properties>
      <style:text-properties fo:font-size="20pt" officeooo:rsid="0019877c" officeooo:paragraph-rsid="0019877c" style:font-size-asian="20pt" style:font-size-complex="20pt"/>
    </style:style>
    <style:style style:name="T1" style:family="text">
      <style:text-properties officeooo:rsid="001ac40c"/>
    </style:style>
    <style:style style:name="T2" style:family="text">
      <style:text-properties officeooo:rsid="001b9ec8"/>
    </style:style>
    <style:style style:name="T3" style:family="text">
      <style:text-properties officeooo:rsid="001c7ef8"/>
    </style:style>
    <style:style style:name="T4" style:family="text">
      <style:text-properties officeooo:rsid="001cdd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9"/></text:p>
      <text:p text:style-name="P2">Love is not a feeling, it is a<text:span text:style-name="T4">n</text:span> emotion which attaches <text:span text:style-name="T3">you</text:span> to another individual of your kind(mostly). It makes you weak. Not in the knees but mentally. If your knees are weak maybe you have osteoporosis. Anyway. Love has lost its meaning now-a-days. Love is not supposed to be a<text:span text:style-name="T2">n</text:span> animal act: or a brief exchange of flesh. It is pure, sacred and authentic if I may say so. But, now its like a game where the winner <text:span text:style-name="T4">takes</text:span> it all. People take pleasure in making a mockery of love. It’s a business. You sell <text:span text:style-name="T3">it and make </text:span>money. <text:span text:style-name="T4">Valentine’s day!</text:span> See for yourself. You are reading this rubbish about a stupid sentiment and wasting your time <text:span text:style-name="T3">where you could have been doing something productive</text:span>. The world around us is crumbling to pieces. There is suffering and misery around us. We must lend a helping hand, but no, we will sit and blabber about love hours at end. I make this public and it will sell itself because there are people who are eagerly waiting for philosophical gibberish. <text:span text:style-name="T1">Its all pointless, leading this kind of life. It is greedy and self-centered. You take birth on this earth and study like an idiot. If you don’t study you are an idiot. Then you grow up and the protective bubble bursts and you face reality even if you are not ready yet. If you’re lucky, you get a job and make a lot of money but you don’t want to let go any part of it. So much money for one human. Why? Okay you may not be single. One day you are walking down the street and you drop your handkerchief someone picks it up for you because you are not capable of picking it up yourself, you have a back pain maybe, and then BOOM! You fall in love this someone sweeps you off the floor and you melt. You get married and live happily ever after. But </text:span><text:soft-page-break/><text:span text:style-name="T1">this is not real you see. There will be no happy ending. What about girls who don’t carry a handkerchief? They will be alone forever. Jokes aside. You suffer heartbreak and you are frankly shattered. Love is Cruella De’ville and you are a <text:s/>poor little Dalmatian. Save yourself before its too late. Someone, somewhere is waiting to make a coat out of your emo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01:08:45.334562240</meta:creation-date>
    <dc:date>2018-05-05T11:18:27.371907488</dc:date>
    <meta:editing-duration>PT18M6S</meta:editing-duration>
    <meta:editing-cycles>5</meta:editing-cycles>
    <meta:generator>LibreOffice/5.1.4.2$Linux_X86_64 LibreOffice_project/10m0$Build-2</meta:generator>
    <meta:document-statistic meta:table-count="0" meta:image-count="0" meta:object-count="0" meta:page-count="2" meta:paragraph-count="2" meta:word-count="393" meta:character-count="2132" meta:non-whitespace-character-count="1700"/>
  </office:meta>
</office:document-meta>
</file>